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43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Shape</text:p>
          </table:table-cell>
        </table:table-row>
        <table:table-row table:style-name="ro1">
          <table:table-cell table:style-name="ce2" office:value-type="string" calcext:value-type="string">
            <text:p>Pear</text:p>
          </table:table-cell>
        </table:table-row>
        <table:table-row table:style-name="ro1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SQ</text:p>
          </table:table-cell>
        </table:table-row>
        <table:table-row table:style-name="ro1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CU</text:p>
          </table:table-cell>
        </table:table-row>
        <table:table-row table:style-name="ro1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Baguette Slic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>
          <table:table-cell table:style-name="ce2" office:value-type="string" calcext:value-type="string">
            <text:p>Trillian</text:p>
          </table:table-cell>
        </table:table-row>
        <table:table-row table:style-name="ro1" table:visibility="filter">
          <table:table-cell table:style-name="ce2" office:value-type="string" calcext:value-type="string">
            <text:p>Trillian</text:p>
          </table:table-cell>
        </table:table-row>
        <table:table-row table:style-name="ro1" table:visibility="filter">
          <table:table-cell table:style-name="ce2" office:value-type="string" calcext:value-type="string">
            <text:p>Trillian</text:p>
          </table:table-cell>
        </table:table-row>
        <table:table-row table:style-name="ro1" table:visibility="filter">
          <table:table-cell table:style-name="ce2" office:value-type="string" calcext:value-type="string">
            <text:p>Trillian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>
          <table:table-cell table:style-name="ce2" office:value-type="string" calcext:value-type="string">
            <text:p>Triangle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>
          <table:table-cell office:value-type="string" calcext:value-type="string">
            <text:p>Bagutte</text:p>
          </table:table-cell>
        </table:table-row>
        <table:table-row table:style-name="ro1">
          <table:table-cell office:value-type="string" calcext:value-type="string">
            <text:p>Octagon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Triangle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TB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>
          <table:table-cell office:value-type="string" calcext:value-type="string">
            <text:p>Round Fac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table:style-name="ce2" office:value-type="string" calcext:value-type="string">
            <text:p>Hexagon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Trillian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Triangle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Cab RD</text:p>
          </table:table-cell>
        </table:table-row>
        <table:table-row table:style-name="ro1" table:visibility="filter">
          <table:table-cell office:value-type="string" calcext:value-type="string">
            <text:p>Cab 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B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B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B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>
          <table:table-cell table:style-name="ce2" office:value-type="string" calcext:value-type="string">
            <text:p>Cuahion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ctagon 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Cus(Table cut)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eart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Trillian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 Fac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>
          <table:table-cell office:value-type="string" calcext:value-type="string">
            <text:p>PENCI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>
          <table:table-cell office:value-type="string" calcext:value-type="string">
            <text:p>PR DROP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OCT </text:p>
          </table:table-cell>
        </table:table-row>
        <table:table-row table:style-name="ro1">
          <table:table-cell office:value-type="string" calcext:value-type="string">
            <text:p>OV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H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Heart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RD </text:p>
          </table:table-cell>
        </table:table-row>
        <table:table-row table:style-name="ro1" table:visibility="filter">
          <table:table-cell office:value-type="string" calcext:value-type="string">
            <text:p>RD </text:p>
          </table:table-cell>
        </table:table-row>
        <table:table-row table:style-name="ro1" table:visibility="filter">
          <table:table-cell office:value-type="string" calcext:value-type="string">
            <text:p>RD </text:p>
          </table:table-cell>
        </table:table-row>
        <table:table-row table:style-name="ro1" table:visibility="filter">
          <table:table-cell office:value-type="string" calcext:value-type="string">
            <text:p>RD </text:p>
          </table:table-cell>
        </table:table-row>
        <table:table-row table:style-name="ro1" table:visibility="filter">
          <table:table-cell office:value-type="string" calcext:value-type="string">
            <text:p>OV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table:style-name="ce2" office:value-type="string" calcext:value-type="string">
            <text:p>Triangle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Triangle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Cuahion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aguette Slic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DS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ound Fac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DS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Bagutte</text:p>
          </table:table-cell>
        </table:table-row>
        <table:table-row table:style-name="ro1">
          <table:table-cell table:style-name="ce2" office:value-type="string" calcext:value-type="string">
            <text:p>Ball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Cuahion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Cab 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aguette Slic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B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aguette Slic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MQ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RC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DS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BEA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HEART</text:p>
          </table:table-cell>
        </table:table-row>
        <table:table-row table:style-name="ro1" table:visibility="filter">
          <table:table-cell office:value-type="string" calcext:value-type="string">
            <text:p>HEART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>
          <table:table-cell office:value-type="string" calcext:value-type="string">
            <text:p>OVAL SLICE</text:p>
          </table:table-cell>
        </table:table-row>
        <table:table-row table:style-name="ro1" table:visibility="filter">
          <table:table-cell office:value-type="string" calcext:value-type="string">
            <text:p>OVAL SLICE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TP BG</text:p>
          </table:table-cell>
        </table:table-row>
        <table:table-row table:style-name="ro1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OP</text:p>
          </table:table-cell>
        </table:table-row>
        <table:table-row table:style-name="ro1">
          <table:table-cell office:value-type="string" calcext:value-type="string">
            <text:p>Assher</text:p>
          </table:table-cell>
        </table:table-row>
        <table:table-row table:style-name="ro1" table:visibility="filter">
          <table:table-cell office:value-type="string" calcext:value-type="string">
            <text:p>Assher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Princess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Fancy-HX 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FANCY-D CUT</text:p>
          </table:table-cell>
        </table:table-row>
        <table:table-row table:style-name="ro1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</table:table-row>
        <table:table-row table:style-name="ro1" table:number-rows-repeated="2952">
          <table:table-cell table:style-name="ce5"/>
        </table:table-row>
        <table:table-row table:style-name="ro1">
          <table:table-cell table:style-name="ce5"/>
        </table:table-row>
      </table:table>
      <table:table table:name="Sheet2" table:style-name="ta1">
        <table:table-column table:style-name="co3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roduct</text:p>
          </table:table-cell>
        </table:table-row>
        <table:table-row table:style-name="ro1">
          <table:table-cell table:style-name="ce2" office:value-type="string" calcext:value-type="string">
            <text:p>Pe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M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qu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 (Rhombus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aguette Sl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ush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Marqui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Octag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Ov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Rou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rill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rian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agut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ag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r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E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ound Fac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Hexag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ab 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uah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us(Table cut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EX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ENC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 DR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V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Ba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ab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MQ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Qu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E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VAL SL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P B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l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R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Assh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inc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-H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-D C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9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7022" table:contains-header="false" table:orientation="column">
          <table:filter table:display-duplicates="false">
            <table:filter-and>
              <table:filter-condition table:field-number="0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 number:style="long"/>
      <number:text>/</number:text>
      <number:day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0:27:28.841555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0:24:26.692014374</meta:creation-date>
    <dc:date>2021-09-03T10:28:32.192651718</dc:date>
    <meta:editing-duration>PT2M23S</meta:editing-duration>
    <meta:editing-cycles>3</meta:editing-cycles>
    <meta:generator>LibreOffice/6.4.7.2$Linux_X86_64 LibreOffice_project/40$Build-2</meta:generator>
    <meta:document-statistic meta:table-count="2" meta:cell-count="7168" meta:object-count="0"/>
  </office:meta>
</office:document-meta>
</file>